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d900b"/>
    </style:style>
    <style:style style:name="P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T1" style:family="text">
      <style:text-properties officeooo:rsid="00184902"/>
    </style:style>
    <style:style style:name="T2" style:family="text">
      <style:text-properties officeooo:rsid="001d900b"/>
    </style:style>
    <style:style style:name="T3" style:family="text">
      <style:text-properties fo:color="#57606a" style:font-name="ui-monospace" fo:font-size="10.5pt"/>
    </style:style>
    <style:style style:name="T4" style:family="text">
      <style:text-properties officeooo:rsid="001f5ea0"/>
    </style:style>
    <style:style style:name="T5" style:family="text">
      <style:text-properties officeooo:rsid="001fb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it access token - </text:span><text:span text:style-name="T3">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</text:span></text:p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4">A +B =&gt; 2</text:p>
      <text:p text:style-name="P4">2 +1 +10 +2 +2 = 17 min </text:p>
      <text:p text:style-name="P3"><text:s/><text:span text:style-name="T4">done</text:span><text:span text:style-name="T5">wfwfwf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10-07T14:11:34.355191836</dc:date>
    <meta:editing-duration>PT1H22M3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5" meta:character-count="540" meta:non-whitespace-character-count="429"/>
  </office:meta>
</office:document-meta>
</file>